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4" table:default-cell-style-name="Default"/>
        <table:table-row table:style-name="ro1">
          <table:table-cell office:value-type="float" office:value="5">
            <text:p>5</text:p>
          </table:table-cell>
          <table:table-cell table:formula="of:=[.A1]*23000" office:value-type="float" office:value="115000">
            <text:p>115000</text:p>
          </table:table-cell>
          <table:table-cell table:formula="of:=[.A1]*80000" office:value-type="float" office:value="400000">
            <text:p>400000</text:p>
          </table:table-cell>
          <table:table-cell table:formula="of:=[.C1]-[.B1]" office:value-type="float" office:value="285000">
            <text:p>28500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]+[.A2]*23000" office:value-type="float" office:value="345000">
            <text:p>345000</text:p>
          </table:table-cell>
          <table:table-cell table:formula="of:=[.A2]*80000" office:value-type="float" office:value="800000">
            <text:p>800000</text:p>
          </table:table-cell>
          <table:table-cell table:formula="of:=[.C2]-[.B2]" office:value-type="float" office:value="455000">
            <text:p>45500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table:formula="of:=[.B2]+[.A3]*23000" office:value-type="float" office:value="690000">
            <text:p>690000</text:p>
          </table:table-cell>
          <table:table-cell table:formula="of:=[.A3]*80000" office:value-type="float" office:value="1200000">
            <text:p>1200000</text:p>
          </table:table-cell>
          <table:table-cell table:formula="of:=[.C3]-[.B3]" office:value-type="float" office:value="510000">
            <text:p>510000</text:p>
          </table:table-cell>
        </table:table-row>
        <table:table-row table:style-name="ro1">
          <table:table-cell office:value-type="float" office:value="25">
            <text:p>25</text:p>
          </table:table-cell>
          <table:table-cell table:formula="of:=[.B3]+[.A4]*23000" office:value-type="float" office:value="1265000">
            <text:p>1265000</text:p>
          </table:table-cell>
          <table:table-cell table:formula="of:=[.A4]*80000" office:value-type="float" office:value="2000000">
            <text:p>2000000</text:p>
          </table:table-cell>
          <table:table-cell table:formula="of:=[.C4]-[.B4]" office:value-type="float" office:value="735000">
            <text:p>735000</text:p>
          </table:table-cell>
        </table:table-row>
        <table:table-row table:style-name="ro1">
          <table:table-cell office:value-type="float" office:value="40">
            <text:p>40</text:p>
          </table:table-cell>
          <table:table-cell table:formula="of:=[.B4]+[.A5]*23000" office:value-type="float" office:value="2185000">
            <text:p>2185000</text:p>
          </table:table-cell>
          <table:table-cell table:formula="of:=[.A5]*80000" office:value-type="float" office:value="3200000">
            <text:p>3200000</text:p>
          </table:table-cell>
          <table:table-cell table:formula="of:=[.C5]-[.B5]" office:value-type="float" office:value="1015000">
            <text:p>101500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table:formula="of:=[.B5]+[.A6]*23000" office:value-type="float" office:value="3795000">
            <text:p>3795000</text:p>
          </table:table-cell>
          <table:table-cell table:formula="of:=[.A6]*80000" office:value-type="float" office:value="5600000">
            <text:p>5600000</text:p>
          </table:table-cell>
          <table:table-cell table:formula="of:=[.C6]-[.B6]" office:value-type="float" office:value="1805000">
            <text:p>1805000</text:p>
          </table:table-cell>
        </table:table-row>
        <table:table-row table:style-name="ro1">
          <table:table-cell office:value-type="float" office:value="320">
            <text:p>320</text:p>
          </table:table-cell>
          <table:table-cell table:formula="of:=[.B6]+[.A7]*23000" office:value-type="float" office:value="11155000">
            <text:p>11155000</text:p>
          </table:table-cell>
          <table:table-cell table:formula="of:=[.A7]*80000" office:value-type="float" office:value="25600000">
            <text:p>25600000</text:p>
          </table:table-cell>
          <table:table-cell table:formula="of:=[.C7]-[.B7]" office:value-type="float" office:value="14445000">
            <text:p>14445000</text:p>
          </table:table-cell>
        </table:table-row>
        <table:table-row table:style-name="ro1">
          <table:table-cell office:value-type="float" office:value="640">
            <text:p>640</text:p>
          </table:table-cell>
          <table:table-cell table:formula="of:=[.B7]+[.A8]*23000" office:value-type="float" office:value="25875000">
            <text:p>25875000</text:p>
          </table:table-cell>
          <table:table-cell table:formula="of:=[.A8]*80000" office:value-type="float" office:value="51200000">
            <text:p>51200000</text:p>
          </table:table-cell>
          <table:table-cell table:formula="of:=[.C8]-[.B8]" office:value-type="float" office:value="25325000">
            <text:p>25325000</text:p>
          </table:table-cell>
        </table:table-row>
        <table:table-row table:style-name="ro1">
          <table:table-cell office:value-type="float" office:value="1280">
            <text:p>1280</text:p>
          </table:table-cell>
          <table:table-cell table:formula="of:=[.B8]+[.A9]*23000" office:value-type="float" office:value="55315000">
            <text:p>55315000</text:p>
          </table:table-cell>
          <table:table-cell table:formula="of:=[.A9]*80000" office:value-type="float" office:value="102400000">
            <text:p>102400000</text:p>
          </table:table-cell>
          <table:table-cell table:formula="of:=[.C9]-[.B9]" office:value-type="float" office:value="47085000">
            <text:p>47085000</text:p>
          </table:table-cell>
        </table:table-row>
        <table:table-row table:style-name="ro1">
          <table:table-cell office:value-type="float" office:value="2560">
            <text:p>2560</text:p>
          </table:table-cell>
          <table:table-cell table:formula="of:=[.B9]+[.A10]*23000" office:value-type="float" office:value="114195000">
            <text:p>114195000</text:p>
          </table:table-cell>
          <table:table-cell table:formula="of:=[.A10]*80000" office:value-type="float" office:value="204800000">
            <text:p>204800000</text:p>
          </table:table-cell>
          <table:table-cell table:formula="of:=[.C10]-[.B10]" office:value-type="float" office:value="90605000">
            <text:p>90605000</text:p>
          </table:table-cell>
        </table:table-row>
        <table:table-row table:style-name="ro1">
          <table:table-cell table:formula="of:=SUM([.A1:.A10])" office:value-type="float" office:value="4965">
            <text:p>4965</text:p>
          </table:table-cell>
          <table:table-cell/>
          <table:table-cell table:formula="of:=[.A11]*23000" office:value-type="float" office:value="114195000">
            <text:p>114195000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03">10/03/2012</text:date>, <text:time>00:21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nampq </meta:initial-creator>
    <meta:creation-date>2012-10-02T22:07:44</meta:creation-date>
    <dc:date>2012-10-03T00:21:07</dc:date>
    <dc:creator>nampq </dc:creator>
    <meta:editing-duration>PT1H41M22S</meta:editing-duration>
    <meta:editing-cycles>1</meta:editing-cycles>
    <meta:document-statistic meta:table-count="3" meta:cell-count="42" meta:object-count="0"/>
    <meta:generator>LibreOffice/3.3$Unix LibreOffice_project/330m19$Build-401</meta:generator>
  </office:meta>
</office:document-meta>
</file>